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eading_20_2">
      <style:text-properties fo:font-weight="bold" style:font-weight-asian="bold" style:font-weight-complex="bold"/>
    </style:style>
    <style:style style:name="P3" style:family="paragraph" style:parent-style-name="Heading_20_2">
      <style:text-properties fo:font-style="italic" style:font-style-asian="italic" style:font-style-complex="italic"/>
    </style:style>
    <style:style style:name="P4" style:family="paragraph" style:parent-style-name="Text_20_body" style:list-style-name="L6">
      <style:text-properties fo:font-weight="normal" style:font-weight-asian="normal" style:font-weight-complex="normal"/>
    </style:style>
    <style:style style:name="P5" style:family="paragraph" style:parent-style-name="Text_20_body" style:list-style-name="L2">
      <style:paragraph-properties fo:text-align="start" style:justify-single-word="false"/>
      <style:text-properties style:text-underline-style="none" fo:font-weight="normal" style:font-weight-asian="normal" style:font-weight-complex="normal"/>
    </style:style>
    <style:style style:name="P6" style:family="paragraph" style:parent-style-name="Text_20_body" style:list-style-name="L1">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7" style:family="paragraph" style:parent-style-name="Text_20_body" style:list-style-name="L4">
      <style:text-properties style:text-underline-style="solid" style:text-underline-width="auto" style:text-underline-color="font-color"/>
    </style:style>
    <style:style style:name="P8" style:family="paragraph" style:parent-style-name="Text_20_body" style:list-style-name="L6">
      <style:text-properties style:text-underline-style="solid" style:text-underline-width="auto" style:text-underline-color="font-color"/>
    </style:style>
    <style:style style:name="P9" style:family="paragraph" style:parent-style-name="Text_20_body">
      <style:paragraph-properties fo:text-align="start" style:justify-single-word="false"/>
    </style:style>
    <style:style style:name="P10" style:family="paragraph" style:parent-style-name="Text_20_body" style:list-style-name="L3"/>
    <style:style style:name="P11" style:family="paragraph" style:parent-style-name="Text_20_body">
      <style:text-properties fo:font-style="normal" style:font-style-asian="normal" style:font-style-complex="normal"/>
    </style:style>
    <style:style style:name="P12" style:family="paragraph" style:parent-style-name="Text_20_body" style:list-style-name="L4"/>
    <style:style style:name="P13" style:family="paragraph" style:parent-style-name="Heading_20_1" style:master-page-name="First_20_Page">
      <style:paragraph-properties fo:text-align="center" style:justify-single-word="false" style:page-number="auto"/>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ecentralized MessageAPI Protocol v2 (Draft)</text:h>
      <text:h text:style-name="Heading_20_2" text:outline-level="2">Description</text:h>
      <text:p text:style-name="P1"><text:span text:style-name="T1"><text:tab/>A message passing system designed for Peer-to-Peer communication in a subnet where the clients can join groups, while allowing multiple groups to exist on a single port.</text:span></text:p>
      <text:h text:style-name="Heading_20_2" text:outline-level="2">Introduction</text:h>
      <text:p text:style-name="P1"><text:span text:style-name="T1"><text:tab/></text:span><text:span text:style-name="T3">The MessageAPI uses UDP packets for all communications. <text:s/>The broadcast address of 255.255.255.255 is the default if no other address is specified. <text:s/>Messages are sent to the broadcast address where they are received by all clients on the same address. <text:s/>The client library then filters through the messages and only passes on the ones which the application needs.</text:span><text:span text:style-name="T3"><text:note text:id="ftn0" text:note-class="footnote"><text:note-citation>1</text:note-citation><text:note-body><text:p text:style-name="Footnote">This creates a large security hole because someone could just have the client library pass all messages to the application, even the ones which are send to separate groups, etc. <text:s/>This is just part of the design and there are no current plans to plug this hole. </text:p></text:note-body></text:note></text:span></text:p>
      <text:h text:style-name="P2" text:outline-level="2"><text:span text:style-name="T2">Messages</text:span></text:h>
      <text:p text:style-name="P1"><text:span text:style-name="T3"><text:tab/>Each message will contain the following information (in the follow order):</text:span></text:p>
      <text:list xml:id="list910808174" text:style-name="L1">
        <text:list-item>
          <text:p text:style-name="P6">IntendedUser<text:span text:style-name="T2">: The network-friendly username of the user whom the message is addressed.</text:span></text:p>
        </text:list-item>
        <text:list-item>
          <text:p text:style-name="P6">SenderUser<text:span text:style-name="T2">: The network-friendly username of the currently logged in user.</text:span></text:p>
        </text:list-item>
        <text:list-item>
          <text:p text:style-name="P6">SenderAlias<text:span text:style-name="T2">: The alias of the current user</text:span></text:p>
        </text:list-item>
        <text:list-item>
          <text:p text:style-name="P6">AdminLevel<text:span text:style-name="T2">: 0 being the least privileges up. </text:span></text:p>
        </text:list-item>
        <text:list-item>
          <text:p text:style-name="P6">MessageType<text:span text:style-name="T2">: A integer specifying the message type</text:span></text:p>
        </text:list-item>
        <text:list-item>
          <text:p text:style-name="P6"><text:span text:style-name="T2">*</text:span>GroupName<text:span text:style-name="T2">: The name of the current message group.</text:span></text:p>
        </text:list-item>
        <text:list-item>
          <text:p text:style-name="P6">*ApiLevel<text:span text:style-name="T2">: The API level of the client which is sending the message.</text:span></text:p>
        </text:list-item>
        <text:list-item>
          <text:p text:style-name="P6">Message<text:span text:style-name="T2">: The message to be transported. </text:span></text:p>
        </text:list-item>
        <text:list-item>
          <text:p text:style-name="P6"><text:span text:style-name="T2">*</text:span>Custom Flags<text:span text:style-name="T2">: These are separated by a the normal control character.</text:span></text:p>
        </text:list-item>
      </text:list>
      <text:list xml:id="list1171523302" text:style-name="L2">
        <text:list-item>
          <text:list>
            <text:list-item>
              <text:list>
                <text:list-header>
                  <text:p text:style-name="P5">*New in v2 – Breaks compatibility with v1</text:p>
                </text:list-header>
              </text:list>
            </text:list-item>
          </text:list>
        </text:list-item>
      </text:list>
      <text:p text:style-name="P1"><text:span text:style-name="T3"><text:tab/>All of these fields will be combined into a single string which will have each field separated from the next with the </text:span><text:span text:style-name="T6">control character. <text:s/>The control character is the Unicode Character #65533.</text:span></text:p>
      <text:h text:style-name="Heading_20_2" text:outline-level="2"><text:span text:style-name="T4">Basic Communication</text:span></text:h>
      <text:p text:style-name="Text_20_body"><text:span text:style-name="T4"><text:tab/></text:span><text:span text:style-name="T5">Communication in the MessageAPI consists of sending small packages of information called Messages over the UDP protocol. <text:s/>The general flow of the message sending procedure will go as follows:</text:span></text:p>
      <text:list xml:id="list1266383327" text:style-name="L3">
        <text:list-item>
          <text:p text:style-name="P10"><text:span text:style-name="T5">Message structure converted into string form using control character</text:span></text:p>
        </text:list-item>
        <text:list-item>
          <text:p text:style-name="P10"><text:span text:style-name="T5">Message sent over UDP Socket</text:span></text:p>
        </text:list-item>
        <text:list-item>
          <text:p text:style-name="P10"><text:span text:style-name="T5">UDP socket on peers receives message</text:span></text:p>
        </text:list-item>
        <text:list-item>
          <text:p text:style-name="P10"><text:soft-page-break/><text:span text:style-name="T5">Peer parses message into Message structure</text:span></text:p>
        </text:list-item>
        <text:list-item>
          <text:p text:style-name="P10"><text:span text:style-name="T5">Peer can now use the message information.</text:span></text:p>
        </text:list-item>
      </text:list>
      <text:h text:style-name="P3" text:outline-level="2">Message Types</text:h>
      <text:p text:style-name="Text_20_body"><text:span text:style-name="T4"><text:tab/></text:span><text:span text:style-name="T5">Each message has a specified type, which will affect how the clients handle the messages. <text:s/>The seven types of messages are:</text:span></text:p>
      <text:list xml:id="list1479530562" text:style-name="L4">
        <text:list-item>
          <text:list>
            <text:list-item>
              <text:list>
                <text:list-item>
                  <text:p text:style-name="P12"><text:span text:style-name="T8">Unknown Type:</text:span><text:span text:style-name="T6"> Carry-over from v1, which used to be used for custom application messages. <text:s/>For new applications use the 'Custom' type below.</text:span></text:p>
                </text:list-item>
                <text:list-item>
                  <text:p text:style-name="P7"><text:span text:style-name="T7">WebsiteShare Type:</text:span><text:span text:style-name="T6"> Used when the MessageAPI is used to share URLs. <text:s/>It is excepted that the message data contains the URL to be shared.</text:span></text:p>
                </text:list-item>
                <text:list-item>
                  <text:p text:style-name="P7"><text:span text:style-name="T7">Chat Type</text:span><text:span text:style-name="T6">: Used in Instant-Messaging Applications. <text:s/>The message data contains the chat messages from users. May contain HTML formatting (?)</text:span></text:p>
                </text:list-item>
                <text:list-item>
                  <text:p text:style-name="P7"><text:span text:style-name="T7">System Type:</text:span><text:span text:style-name="T6"> Used to pass messages between client application that the user will never see. The Control Messages are of this type.</text:span></text:p>
                </text:list-item>
                <text:list-item>
                  <text:p text:style-name="P7"><text:span text:style-name="T7">Error Type:</text:span><text:span text:style-name="T6"> Used to report errors that occur at clients. Useful for Failure-acknowledgment/logging.</text:span></text:p>
                </text:list-item>
                <text:list-item>
                  <text:p text:style-name="P7"><text:span text:style-name="T7">Whois Type</text:span><text:span text:style-name="T6">: Carry-over from v1, used to resolved aliases to usernames. <text:s/>No known clients support it. Use a control message instead. </text:span></text:p>
                </text:list-item>
                <text:list-item>
                  <text:p text:style-name="P12"><text:span text:style-name="T8">Custom Type</text:span><text:span text:style-name="T6">: Used for custom messages defined by individual applications.</text:span></text:p>
                </text:list-item>
              </text:list>
            </text:list-item>
          </text:list>
        </text:list-item>
      </text:list>
      <text:h text:style-name="P3" text:outline-level="2">Control Messages</text:h>
      <text:p text:style-name="P11"><text:tab/>The MessageAPI specifies that there are a set of control messages which applications can use. There are entirely up to the application to handle, and while they are not required as part of the MessageAPI specification, they are highly recommended. <text:s/>The control functions are specified in the message data and are received as a 'System' type message. </text:p>
      <text:h text:style-name="Heading_20_2" text:outline-level="2">Message Groups</text:h>
      <text:p text:style-name="Text_20_body"><text:tab/>Message groups are a new feature in v2. <text:s/>They allow the applications to subscribe to different groups to receive messages from. <text:s/>The MessageAPI client library will simply filter out any messages which are addressed to lists which the application is not subscribed to. The only exception to this is the 'ALL_HOSTS' group which all clients will receive messages from by default. </text:p>
      <text:h text:style-name="Heading_20_2" text:outline-level="2">Special Usernames</text:h>
      <text:p text:style-name="Text_20_body"><text:tab/>The MessageAPI contains two special usernames:</text:p>
      <text:list xml:id="list723481521" text:style-name="L6">
        <text:list-item>
          <text:p text:style-name="P8">ANYONE<text:span text:style-name="T2">: A message sent to this username will be received by all applications which are listening.</text:span></text:p>
        </text:list-item>
        <text:list-item>
          <text:p text:style-name="P8">SELF<text:span text:style-name="T2">: A message send to this username will only be received by the application which sent it.</text:span></text:p>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8T18:31:07</meta:creation-date>
    <dc:date>2011-10-29T13:08:34</dc:date>
    <meta:editing-duration>PT3H56M18S</meta:editing-duration>
    <meta:editing-cycles>20</meta:editing-cycles>
    <meta:generator>LibreOffice/3.4$Linux LibreOffice_project/340m1$Build-302</meta:generator>
    <meta:print-date>2011-10-29T13:02:44</meta:print-date>
    <meta:document-statistic meta:table-count="0" meta:image-count="0" meta:object-count="0" meta:page-count="2" meta:paragraph-count="43" meta:word-count="678" meta:character-count="4172" meta:non-whitespace-character-count="3533"/>
  </office:meta>
</office:document-meta>
</file>